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2893" officeooo:paragraph-rsid="00042893"/>
    </style:style>
    <style:style style:name="P2" style:family="paragraph" style:parent-style-name="Standard">
      <style:text-properties fo:language="en" fo:country="US" officeooo:rsid="00042893" officeooo:paragraph-rsid="00042893"/>
    </style:style>
    <style:style style:name="P3" style:family="paragraph" style:parent-style-name="Standard">
      <style:text-properties officeooo:rsid="00053699" officeooo:paragraph-rsid="00053699"/>
    </style:style>
    <style:style style:name="P4" style:family="paragraph" style:parent-style-name="Standard">
      <style:text-properties officeooo:rsid="00053699" officeooo:paragraph-rsid="00053699"/>
    </style:style>
    <style:style style:name="P5" style:family="paragraph" style:parent-style-name="Standard">
      <style:text-properties officeooo:rsid="00053699" officeooo:paragraph-rsid="00065d38"/>
    </style:style>
    <style:style style:name="P6" style:family="paragraph" style:parent-style-name="Standard">
      <style:text-properties fo:language="en" fo:country="US" officeooo:rsid="00065d38" officeooo:paragraph-rsid="00065d3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5d38"/>
    </style:style>
    <style:style style:name="T3" style:family="text">
      <style:text-properties fo:language="en" fo:country="US" officeooo:rsid="00078702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65d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git remote add <text:a xlink:type="simple" xlink:href="mailto:remoteuser@10.28.1.30" text:style-name="Internet_20_link" text:visited-style-name="Visited_20_Internet_20_Link">remoteuser@10.28.1.30</text:a>:/home/teacher/Desktop/shared/pz5 remote_repo</text:p>
      <text:p text:style-name="P3"/>
      <text:p text:style-name="P6">NB: <text:span text:style-name="T4">пока не работает сервер </text:span>SSH <text:span text:style-name="T4">на новой виртуальной машине, пользоваться старым репозиторием: </text:span></text:p>
      <text:p text:style-name="P6"><text:span text:style-name="T4"/></text:p>
      <text:p text:style-name="P5"><text:span text:style-name="T4">git remote add </text:span><text:a xlink:type="simple" xlink:href="mailto:remoteuser@10.28.1.30" text:style-name="Internet_20_link" text:visited-style-name="Visited_20_Internet_20_Link"><text:span text:style-name="T1">remoteuser@10.28.</text:span><text:span text:style-name="T3">2</text:span><text:span text:style-name="T1">.</text:span><text:span text:style-name="T3">7</text:span><text:span text:style-name="T1">0</text:span></text:a><text:span text:style-name="T4">:/home/</text:span><text:span text:style-name="T2">user</text:span><text:span text:style-name="T4">/D</text:span><text:span text:style-name="T2">ocuments</text:span><text:span text:style-name="T4">/pz5 </text:span><text:span text:style-name="T2">old_</text:span><text:span text:style-name="T4">remote_repo</text:span></text:p>
      <text:p text:style-name="P3"/>
      <text:p text:style-name="P3">git fetch remote_repo</text:p>
      <text:p text:style-name="P3"/>
      <text:p text:style-name="P3">git pull remote_repo</text:p>
      <text:p text:style-name="P3"/>
      <text:p text:style-name="P3">git push remote_repo master:Ivanov</text:p>
      <text:p text:style-name="Standard"/>
      <text:p text:style-name="Standard"/>
      <text:p text:style-name="P1">Задание:</text:p>
      <text:p text:style-name="P2">0. <text:span text:style-name="T4">Подключить новую виртуальную машину к сети</text:span></text:p>
      <text:p text:style-name="P1">1. Настроить <text:span text:style-name="T1">IDE Pycharm</text:span></text:p>
      <text:p text:style-name="P1"><text:span text:style-name="T1">2. </text:span>Настроить виртуальную среду для проекта</text:p>
      <text:p text:style-name="P1">3. Настроить репозиторий <text:span text:style-name="T1">git </text:span>для проекта</text:p>
      <text:p text:style-name="P1">4. Настроить удалённый репозиторий (<text:span text:style-name="T1">remote)</text:span></text:p>
      <text:p text:style-name="Standard"/>
      <text:p text:style-name="P1"><text:tab/>Задачи:</text:p>
      <text:p text:style-name="P1"/>
      <text:p text:style-name="Standard">Написать консольное приложение, получающее входные данные в качестве аргументов, и выводящее результат в стандартный поток вывода (терминал)</text:p>
      <text:p text:style-name="Standard"/>
      <text:p text:style-name="Standard">1. На вход подаётся целое число n, обозначающее количество секунд, прошедшее с начала суток. Провести проверку входных данных. Вывести в терминал время в формате чч:мм:сс</text:p>
      <text:p text:style-name="Standard"/>
      <text:p text:style-name="Standard">2. В жилом 9-этажном доме имеется 4 подъезда, на каждом этаже - 6 квартир. На вход даётся номер квартиры. Обеспечить проверку правильности номера. Вывести в терминал:</text:p>
      <text:p text:style-name="Standard"><text:tab/>1) номер подъезда, в котором находится квартира;</text:p>
      <text:p text:style-name="Standard"><text:tab/>2) на каком этаже она находится;</text:p>
      <text:p text:style-name="Standard"><text:tab/>3) какой по счёту на этаже она является, если квартира с минимальным номером является первой на этаже;</text:p>
      <text:p text:style-name="Standard">в формате </text:p>
      <text:p text:style-name="Standard"><text:tab/>"Номер квартиры: №n | Подъезд: №n | Этаж: №n | Порядок: n-я"</text:p>
      <text:p text:style-name="Standard"/>
      <text:p text:style-name="Standard">*. На вход даётся целое число k c [1, 150]. Вернуть k-ю цифру последовательности 101102103...148149150, составленной выписыванием всех трёхзначных чисел от 101 до 150.</text:p>
      <text:p text:style-name="Standard">Последовательность в явном виде не создавать. </text:p>
      <text:p text:style-name="Standard"/>
      <text:p text:style-name="Standard">Д.З.</text:p>
      <text:p text:style-name="Standard"><text:s text:c="3"/>Часовая, минутная и секундная стрелки образуют углы с лучом, выходящим из общей точки (оси) стрелок и проходящего через отметку 12 часов</text:p>
      <text:p text:style-name="Standard"><text:s text:c="3"/>На вход даётся либо три угла, либо время в формате чч:мм:сс. Обеспечить обработку обоих вводов (по параметрy).</text:p>
      <text:p text:style-name="Standard"><text:soft-page-break/><text:s text:c="3"/>Если на вход даны 3 угла, вернуть время в формате чч:мм:сс, соответствующее этим углам.</text:p>
      <text:p text:style-name="Standard"><text:s text:c="3"/>Если на вход дано время, вернуть три угл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2:44:03.475000000</meta:creation-date>
    <dc:date>2024-03-23T13:33:51.379000000</dc:date>
    <meta:editing-duration>PT17M35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8" meta:word-count="266" meta:character-count="1874" meta:non-whitespace-character-count="1616"/>
  </office:meta>
</office:document-meta>
</file>